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T1" style:family="text">
      <style:text-properties officeooo:rsid="001c5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/**</text:p>
      <text:p text:style-name="P1"><text:s/>* Author: <text:s/>Roni</text:p>
      <text:p text:style-name="P1"><text:s/>* Created: 25/05/2018</text:p>
      <text:p text:style-name="P1"><text:s/>*/</text:p>
      <text:p text:style-name="P1"/>
      <text:p text:style-name="P1">drop database if exists gestaovendas;</text:p>
      <text:p text:style-name="P1">create database gestaovendas;</text:p>
      <text:p text:style-name="P1">use gestaovendas;</text:p>
      <text:p text:style-name="P1"/>
      <text:p text:style-name="P1">CREATE TABLE CLIENTE (</text:p>
      <text:p text:style-name="P1"><text:s text:c="2"/>IDCLIENTE <text:s text:c="3"/>INT NOT NULL AUTO_INCREMENT PRIMARY KEY,</text:p>
      <text:p text:style-name="P1"><text:s text:c="2"/>NOME <text:s text:c="8"/>VARCHAR(50) NOT NULL,</text:p>
      <text:p text:style-name="P1"><text:s text:c="2"/>CPF <text:s text:c="9"/>VARCHAR(14) NOT NULL UNIQUE,</text:p>
      <text:p text:style-name="P1"><text:s text:c="2"/>CLIENTEESPECIAL <text:s text:c="4"/>VARCHAR(1) NOT NULL DEFAULT 'N',</text:p>
      <text:p text:style-name="P1"><text:s text:c="5"/>CHECK (CLIENTEESPECIAL='S' OR CLIENTEESPECIAL='N')</text:p>
      <text:p text:style-name="P1"><text:s text:c="2"/>)ENGINE = innodb;</text:p>
      <text:p text:style-name="P1">CREATE INDEX CLINOME ON CLIENTE (NOME);</text:p>
      <text:p text:style-name="P1"/>
      <text:p text:style-name="P1">CREATE TABLE VENDEDOR (</text:p>
      <text:p text:style-name="P1"><text:s text:c="2"/>IDVENDEDOR <text:s text:c="2"/>INT NOT NULL AUTO_INCREMENT PRIMARY KEY,</text:p>
      <text:p text:style-name="P1"><text:s text:c="2"/>NOME <text:s text:c="8"/>VARCHAR(50) NOT NULL,</text:p>
      <text:p text:style-name="P1"><text:s text:c="2"/>CPF <text:s text:c="9"/>VARCHAR(14) NOT NULL UNIQUE,</text:p>
      <text:p text:style-name="P1"><text:s text:c="2"/>MATRICULA <text:s text:c="3"/>VARCHAR(1) NOT NULL UNIQUE</text:p>
      <text:p text:style-name="P1"><text:s text:c="2"/>)ENGINE = innodb;</text:p>
      <text:p text:style-name="P1">CREATE INDEX VENNOME ON VENDEDOR (NOME);</text:p>
      <text:p text:style-name="P1"/>
      <text:p text:style-name="P1">CREATE TABLE ENDERECO (</text:p>
      <text:p text:style-name="P1"><text:s text:c="2"/>IDENDERECO <text:s text:c="3"/>INT NOT NULL AUTO_INCREMENT PRIMARY KEY,</text:p>
      <text:p text:style-name="P1"><text:s text:c="2"/>IDCLIENTE <text:s text:c="4"/>INT NOT NULL,</text:p>
      <text:p text:style-name="P1"><text:s text:c="2"/>IDVENDEDOR <text:s text:c="3"/>INT NOT NULL,</text:p>
      <text:p text:style-name="P1"><text:s text:c="2"/>CEP <text:s text:c="10"/>VARCHAR (8),</text:p>
      <text:p text:style-name="P1"><text:s text:c="2"/>RUA <text:s text:c="10"/>VARCHAR(20) NOT NULL,</text:p>
      <text:p text:style-name="P1"><text:s text:c="2"/>NUMERO <text:s text:c="7"/>VARCHAR(10) NOT NULL,</text:p>
      <text:p text:style-name="P1"><text:s text:c="2"/>COMPLEMENTO <text:s text:c="2"/>VARCHAR (50),</text:p>
      <text:p text:style-name="P1"><text:s text:c="2"/>CONSTRAINT FK_ENDERECO_CLIENTE FOREIGN KEY (IDCLIENTE)</text:p>
      <text:p text:style-name="P1"><text:s text:c="2"/>REFERENCES CLIENTE (IDCLIENTE),</text:p>
      <text:p text:style-name="P1"><text:s text:c="2"/>CONSTRAINT FK_ENDERECO_VENDEDOR FOREIGN KEY (IDVENDEDOR)</text:p>
      <text:p text:style-name="P1"><text:s text:c="2"/>REFERENCES VENDEDOR (IDVENDEDOR) <text:s/></text:p>
      <text:p text:style-name="P1">)ENGINE = innodb;</text:p>
      <text:p text:style-name="P1"><text:s/></text:p>
      <text:p text:style-name="P1">CREATE TABLE VEICULO (</text:p>
      <text:p text:style-name="P1"><text:s text:c="2"/>IDVEICULO <text:s text:c="4"/>INT NOT NULL PRIMARY KEY,</text:p>
      <text:p text:style-name="P1"><text:s text:c="2"/>NOME <text:s text:c="9"/>VARCHAR(50) NOT NULL,</text:p>
      <text:p text:style-name="P1"><text:s text:c="2"/>FABRICANTE <text:s text:c="3"/>VARCHAR(50) NOT NULL,</text:p>
      <text:p text:style-name="P1"><text:s text:c="2"/>VEICULONOVO <text:s text:c="2"/>VARCHAR(1) <text:s/>NOT NULL,</text:p>
      <text:p text:style-name="P1"><text:s text:c="2"/>PLACA <text:s text:c="8"/>VARCHAR(7),</text:p>
      <text:p text:style-name="P1"><text:s text:c="2"/>CHECK (VEICULONOVO='S' OR VEICULONOVO='N')</text:p>
      <text:p text:style-name="P1">)ENGINE = innodb;</text:p>
      <text:p text:style-name="P1"/>
      <text:p text:style-name="P1">CREATE TABLE VENDA (</text:p>
      <text:p text:style-name="P1"><text:s text:c="2"/>IDVENDA <text:s text:c="6"/>INT NOT NULL AUTO_INCREMENT PRIMARY KEY,</text:p>
      <text:p text:style-name="P1"><text:s text:c="2"/>IDVENDEDOR <text:s text:c="3"/>INT NOT NULL,</text:p>
      <text:p text:style-name="P1"><text:s text:c="2"/>IDCLIENTE <text:s text:c="4"/>INT NOT NULL,</text:p>
      <text:p text:style-name="P1"><text:s text:c="2"/>IDVEICULO <text:s text:c="4"/>INT NOT NULL,</text:p>
      <text:p text:style-name="P1"><text:s text:c="2"/>DATA <text:s text:c="9"/>TIMESTAMP NOT NULL,</text:p>
      <text:p text:style-name="P1"><text:s text:c="2"/>CONSTRAINT FK_VENDA_CLIENTE FOREIGN KEY (IDCLIENTE)</text:p>
      <text:p text:style-name="P1"><text:s text:c="2"/>REFERENCES CLIENTE (IDCLIENTE),</text:p>
      <text:p text:style-name="P1"><text:s text:c="2"/>CONSTRAINT FK_VENDA_VENDEDOR FOREIGN KEY (IDVENDEDOR)</text:p>
      <text:p text:style-name="P1"><text:s text:c="2"/>REFERENCES VENDEDOR (IDVENDEDOR),</text:p>
      <text:p text:style-name="P1"><text:s text:c="2"/>CONSTRAINT FK_VENDA_VEICULO FOREIGN KEY (IDVEICULO)</text:p>
      <text:p text:style-name="P1"><text:s text:c="2"/>REFERENCES VEICULO (IDVEICULO) <text:s/></text:p>
      <text:p text:style-name="P1">)ENGINE = innodb;</text:p>
      <text:p text:style-name="P1">CREATE INDEX VENDATA ON VENDA (DAT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04:27:02.894000000</dc:date>
    <meta:editing-duration>PT1H52M5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63" meta:word-count="266" meta:character-count="2134" meta:non-whitespace-character-count="1697"/>
  </office:meta>
</office:document-meta>
</file>